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" svg:font-family="Mangal"/>
    <style:font-face style:name="Cambria" svg:font-family="Cambria" style:font-family-generic="roman"/>
    <style:font-face style:name="Calibri" svg:font-family="Calibri" style:font-family-generic="swiss"/>
    <style:font-face style:name="Noto Sans Devanagari UI" svg:font-family="'Noto Sans Devanagari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Times New Roman" fo:font-size="10pt" fo:language="ru" fo:country="RU" officeooo:rsid="000fefa5" officeooo:paragraph-rsid="0017d399" style:font-size-asian="10pt" style:font-size-complex="10pt"/>
    </style:style>
    <style:style style:name="P2" style:family="paragraph" style:parent-style-name="Standard">
      <style:paragraph-properties style:writing-mode="lr-tb"/>
      <style:text-properties style:font-name="Times New Roman" fo:font-size="10pt" fo:language="ru" fo:country="RU" officeooo:rsid="0010489b" officeooo:paragraph-rsid="0017d399" style:font-size-asian="10pt" style:font-size-complex="10pt"/>
    </style:style>
    <style:style style:name="P3" style:family="paragraph" style:parent-style-name="Standard">
      <style:paragraph-properties style:writing-mode="lr-tb"/>
      <style:text-properties style:font-name="Times New Roman" fo:font-size="10pt" fo:language="ru" fo:country="RU" officeooo:rsid="002322c8" officeooo:paragraph-rsid="0017d399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Times New Roman" fo:font-size="10pt" fo:language="ru" fo:country="RU" officeooo:rsid="00431c03" officeooo:paragraph-rsid="0017d399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Times New Roman" fo:font-size="10pt" fo:language="ru" fo:country="RU" officeooo:rsid="00446797" officeooo:paragraph-rsid="0017d399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Times New Roman" fo:font-size="10pt" fo:language="ru" fo:country="RU" officeooo:rsid="0046b31c" officeooo:paragraph-rsid="0017d399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Times New Roman" fo:font-size="10pt" officeooo:rsid="000fefa5" officeooo:paragraph-rsid="0017d399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Times New Roman" fo:font-size="10pt" officeooo:rsid="0010489b" officeooo:paragraph-rsid="0017d399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Times New Roman" fo:font-size="10pt" officeooo:paragraph-rsid="0017d399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Times New Roman" fo:font-size="10pt" officeooo:rsid="001c282f" officeooo:paragraph-rsid="0017d399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10pt" officeooo:rsid="0026b2e2" officeooo:paragraph-rsid="0017d399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Times New Roman" fo:font-size="10pt" officeooo:rsid="0030ccbf" officeooo:paragraph-rsid="0017d399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Times New Roman" fo:font-size="10pt" officeooo:rsid="00370dcd" officeooo:paragraph-rsid="0017d399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Times New Roman" fo:font-size="10pt" officeooo:rsid="003c23fa" officeooo:paragraph-rsid="0017d399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Times New Roman" fo:font-size="10pt" officeooo:rsid="003f8f26" officeooo:paragraph-rsid="0017d399" style:font-size-asian="10pt" style:font-size-complex="10pt"/>
    </style:style>
    <style:style style:name="P16" style:family="paragraph" style:parent-style-name="Standard">
      <style:paragraph-properties style:writing-mode="lr-tb"/>
      <style:text-properties style:font-name="Times New Roman" fo:font-size="10pt" officeooo:rsid="00425f90" officeooo:paragraph-rsid="0017d399" style:font-size-asian="10pt" style:font-size-complex="10pt"/>
    </style:style>
    <style:style style:name="P17" style:family="paragraph" style:parent-style-name="Standard">
      <style:paragraph-properties style:writing-mode="lr-tb"/>
      <style:text-properties style:font-name="Times New Roman" fo:font-size="10pt" officeooo:rsid="0043ca6f" officeooo:paragraph-rsid="0017d399" style:font-size-asian="10pt" style:font-size-complex="10pt"/>
    </style:style>
    <style:style style:name="P18" style:family="paragraph" style:parent-style-name="Standard">
      <style:paragraph-properties style:writing-mode="lr-tb"/>
      <style:text-properties style:font-name="Times New Roman" fo:font-size="10pt" officeooo:rsid="00446797" officeooo:paragraph-rsid="0017d399" style:font-size-asian="10pt" style:font-size-complex="10pt"/>
    </style:style>
    <style:style style:name="P19" style:family="paragraph" style:parent-style-name="Standard">
      <style:paragraph-properties style:writing-mode="lr-tb"/>
      <style:text-properties style:font-name="Times New Roman" fo:font-size="10pt" officeooo:rsid="00465422" officeooo:paragraph-rsid="0017d399" style:font-size-asian="10pt" style:font-size-complex="10pt"/>
    </style:style>
    <style:style style:name="P20" style:family="paragraph" style:parent-style-name="Standard">
      <style:paragraph-properties style:writing-mode="lr-tb"/>
      <style:text-properties fo:font-size="10pt" officeooo:paragraph-rsid="0017d399" style:font-size-asian="10pt" style:font-size-complex="10pt"/>
    </style:style>
    <style:style style:name="T1" style:family="text">
      <style:text-properties fo:font-size="8pt" fo:language="ru" fo:country="RU" officeooo:rsid="000fefa5" style:font-size-asian="8pt" style:font-size-complex="8pt"/>
    </style:style>
    <style:style style:name="T2" style:family="text">
      <style:text-properties fo:font-size="8pt" fo:language="ru" fo:country="RU" officeooo:rsid="00128234" style:font-size-asian="8pt" style:font-size-complex="8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a08f"/>
    </style:style>
    <style:style style:name="T5" style:family="text">
      <style:text-properties fo:language="ru" fo:country="RU" officeooo:rsid="001115d1"/>
    </style:style>
    <style:style style:name="T6" style:family="text">
      <style:text-properties fo:language="ru" fo:country="RU" officeooo:rsid="00128234"/>
    </style:style>
    <style:style style:name="T7" style:family="text">
      <style:text-properties fo:language="ru" fo:country="RU" officeooo:rsid="00170401"/>
    </style:style>
    <style:style style:name="T8" style:family="text">
      <style:text-properties fo:language="ru" fo:country="RU" officeooo:rsid="0018ed80"/>
    </style:style>
    <style:style style:name="T9" style:family="text">
      <style:text-properties fo:language="ru" fo:country="RU" officeooo:rsid="00168c14"/>
    </style:style>
    <style:style style:name="T10" style:family="text">
      <style:text-properties fo:language="ru" fo:country="RU" officeooo:rsid="001920b3"/>
    </style:style>
    <style:style style:name="T11" style:family="text">
      <style:text-properties fo:language="ru" fo:country="RU" officeooo:rsid="001a435f"/>
    </style:style>
    <style:style style:name="T12" style:family="text">
      <style:text-properties fo:language="ru" fo:country="RU" officeooo:rsid="00200684"/>
    </style:style>
    <style:style style:name="T13" style:family="text">
      <style:text-properties fo:language="ru" fo:country="RU" officeooo:rsid="00245fd2"/>
    </style:style>
    <style:style style:name="T14" style:family="text">
      <style:text-properties fo:language="ru" fo:country="RU" officeooo:rsid="00219e53"/>
    </style:style>
    <style:style style:name="T15" style:family="text">
      <style:text-properties fo:language="ru" fo:country="RU" officeooo:rsid="0022a39e"/>
    </style:style>
    <style:style style:name="T16" style:family="text">
      <style:text-properties fo:language="ru" fo:country="RU" officeooo:rsid="002322c8"/>
    </style:style>
    <style:style style:name="T17" style:family="text">
      <style:text-properties fo:language="ru" fo:country="RU" officeooo:rsid="00288f92"/>
    </style:style>
    <style:style style:name="T18" style:family="text">
      <style:text-properties fo:language="ru" fo:country="RU" officeooo:rsid="002a0c13"/>
    </style:style>
    <style:style style:name="T19" style:family="text">
      <style:text-properties fo:language="ru" fo:country="RU" officeooo:rsid="002b89d5"/>
    </style:style>
    <style:style style:name="T20" style:family="text">
      <style:text-properties fo:language="ru" fo:country="RU" officeooo:rsid="002d2de1"/>
    </style:style>
    <style:style style:name="T21" style:family="text">
      <style:text-properties fo:language="ru" fo:country="RU" officeooo:rsid="002d376e"/>
    </style:style>
    <style:style style:name="T22" style:family="text">
      <style:text-properties fo:language="ru" fo:country="RU" officeooo:rsid="002d5b8d"/>
    </style:style>
    <style:style style:name="T23" style:family="text">
      <style:text-properties fo:language="ru" fo:country="RU" officeooo:rsid="002e3a71"/>
    </style:style>
    <style:style style:name="T24" style:family="text">
      <style:text-properties fo:language="ru" fo:country="RU" officeooo:rsid="002f363b"/>
    </style:style>
    <style:style style:name="T25" style:family="text">
      <style:text-properties fo:language="ru" fo:country="RU" officeooo:rsid="00311bef"/>
    </style:style>
    <style:style style:name="T26" style:family="text">
      <style:text-properties fo:language="ru" fo:country="RU" officeooo:rsid="0032523c"/>
    </style:style>
    <style:style style:name="T27" style:family="text">
      <style:text-properties fo:language="ru" fo:country="RU" officeooo:rsid="0032759f"/>
    </style:style>
    <style:style style:name="T28" style:family="text">
      <style:text-properties fo:language="ru" fo:country="RU" officeooo:rsid="0032b30b"/>
    </style:style>
    <style:style style:name="T29" style:family="text">
      <style:text-properties fo:language="ru" fo:country="RU" officeooo:rsid="00336110"/>
    </style:style>
    <style:style style:name="T30" style:family="text">
      <style:text-properties fo:language="ru" fo:country="RU" officeooo:rsid="003508c2"/>
    </style:style>
    <style:style style:name="T31" style:family="text">
      <style:text-properties fo:language="ru" fo:country="RU" officeooo:rsid="0038baec"/>
    </style:style>
    <style:style style:name="T32" style:family="text">
      <style:text-properties fo:language="ru" fo:country="RU" officeooo:rsid="003b3da0"/>
    </style:style>
    <style:style style:name="T33" style:family="text">
      <style:text-properties fo:language="ru" fo:country="RU" officeooo:rsid="003de8e5"/>
    </style:style>
    <style:style style:name="T34" style:family="text">
      <style:text-properties fo:language="ru" fo:country="RU" officeooo:rsid="003ee903"/>
    </style:style>
    <style:style style:name="T35" style:family="text">
      <style:text-properties fo:language="ru" fo:country="RU" officeooo:rsid="003f72ae"/>
    </style:style>
    <style:style style:name="T36" style:family="text">
      <style:text-properties fo:language="ru" fo:country="RU" officeooo:rsid="0040420c"/>
    </style:style>
    <style:style style:name="T37" style:family="text">
      <style:text-properties fo:language="ru" fo:country="RU" officeooo:rsid="004229f4"/>
    </style:style>
    <style:style style:name="T38" style:family="text">
      <style:text-properties fo:language="ru" fo:country="RU" officeooo:rsid="00431c03"/>
    </style:style>
    <style:style style:name="T39" style:family="text">
      <style:text-properties fo:language="ru" fo:country="RU" officeooo:rsid="0046029a"/>
    </style:style>
    <style:style style:name="T40" style:family="text">
      <style:text-properties fo:language="ru" fo:country="RU" officeooo:rsid="00465155"/>
    </style:style>
    <style:style style:name="T41" style:family="text">
      <style:text-properties fo:language="ru" fo:country="RU" officeooo:rsid="00465422"/>
    </style:style>
    <style:style style:name="T42" style:family="text">
      <style:text-properties fo:language="ru" fo:country="RU" officeooo:rsid="0046b31c"/>
    </style:style>
    <style:style style:name="T43" style:family="text">
      <style:text-properties officeooo:rsid="0017d399"/>
    </style:style>
    <style:style style:name="T44" style:family="text">
      <style:text-properties style:font-name="Times New Roman" fo:font-size="8pt" fo:language="ru" fo:country="RU" officeooo:rsid="000fefa5" style:font-size-asian="8pt" style:font-size-complex="8pt"/>
    </style:style>
    <style:style style:name="T45" style:family="text">
      <style:text-properties style:font-name="Times New Roman" fo:font-size="8pt" fo:language="ru" fo:country="RU" officeooo:rsid="00128234" style:font-size-asian="8pt" style:font-size-complex="8pt"/>
    </style:style>
    <style:style style:name="T46" style:family="text">
      <style:text-properties style:font-name="Times New Roman" fo:font-size="8pt" fo:language="ru" fo:country="RU" officeooo:rsid="0017d399" style:font-size-asian="8pt" style:font-size-complex="8pt"/>
    </style:style>
    <style:style style:name="T47" style:family="text">
      <style:text-properties style:font-name="Times New Roman" fo:language="ru" fo:country="RU" officeooo:rsid="0017d399"/>
    </style:style>
    <style:style style:name="T48" style:family="text">
      <style:text-properties style:font-name="Times New Roman" fo:language="ru" fo:country="RU" officeooo:rsid="00128234"/>
    </style:style>
    <style:style style:name="T49" style:family="text">
      <style:text-properties style:font-name="Times New Roman" fo:language="ru" fo:country="RU" officeooo:rsid="000fe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7">Увеличивают выработку</text:span><text:span text:style-name="T48"> </text:span><text:span text:style-name="T47">окситоцина</text:span><text:span text:style-name="T49">:</text:span></text:p>
      <text:p text:style-name="P1"/>
      <text:p text:style-name="P7"><text:span text:style-name="T3">1) физический контакт (секс, объятия, поглаживания, </text:span><text:span text:style-name="T4">прикосновения</text:span><text:span text:style-name="T3">)</text:span></text:p>
      <text:p text:style-name="P1">2) зрительный контакт</text:p>
      <text:p text:style-name="P2">3) словесный контакт (разговор по душам, комплименты)</text:p>
      <text:p text:style-name="P8"><text:span text:style-name="T3">4) </text:span><text:span text:style-name="T5">воображаемый контакт (переписка, молитва, медитация)</text:span></text:p>
      <text:p text:style-name="P9"><text:span text:style-name="T5">5) </text:span><text:span text:style-name="T6">коллективные действия </text:span><text:span text:style-name="T7">(совместные мероприятия, коллективный труд, </text:span><text:span text:style-name="T8">в т.ч. </text:span><text:span text:style-name="T7">социальные сети)</text:span></text:p>
      <text:p text:style-name="P9"><text:span text:style-name="T6">6</text:span><text:span text:style-name="T9">) забота о ком-либо </text:span><text:span text:style-name="T10">(волонтерство, </text:span><text:span text:style-name="T11">в т.ч. забота о животных)</text:span></text:p>
      <text:p text:style-name="P10"><text:span text:style-name="T11">7</text:span><text:span text:style-name="T3">) средний уровень стресса (выброс окситоцина в ответ на выброс кортизола)</text:span></text:p>
      <text:p text:style-name="P9"><text:span text:style-name="T12">8) добры</text:span><text:span text:style-name="T13">е поступки</text:span><text:span text:style-name="T12"> </text:span><text:span text:style-name="T14">(дружба, любовь)</text:span><text:span text:style-name="T12"> в форме окситоцина <text:s/>вызывает </text:span><text:span text:style-name="T15">эйфорию и зависимость.</text:span></text:p>
      <text:p text:style-name="P3"/>
      <text:p text:style-name="P3"/>
      <text:p text:style-name="P11"><text:span text:style-name="T16">П</text:span><text:span text:style-name="T3">обочные эффекты окситоцина:</text:span></text:p>
      <text:p text:style-name="P11"><text:span text:style-name="T3">1) </text:span><text:span text:style-name="T17">снижается мотивация, функции обучения и памяти, </text:span><text:span text:style-name="T18">но облегчается запоминание социальной информации (кто кому кем приходится, дни рождения, кто что любит).</text:span></text:p>
      <text:p text:style-name="P9"><text:span text:style-name="T18">2</text:span><text:span text:style-name="T19">) агрессия к «чужим». </text:span><text:span text:style-name="T20">Окситоцин укрепляет доверие только внутри групп, но провоцирует соперничество и антагонизм между группами. </text:span><text:span text:style-name="T21">Уменьша</text:span><text:span text:style-name="T22">ет</text:span><text:span text:style-name="T21"> доверие к посторонним. </text:span><text:span text:style-name="T23">Усиливает желание защищать своих и стимулирует нанесение упреждающих ударов по чужакам с целью защиты от возможной агрессии с их стороны </text:span><text:span text:style-name="T24">(«оборонительная» агрессия).</text:span></text:p>
      <text:p text:style-name="P12"><text:span text:style-name="T24">3</text:span><text:span text:style-name="T3">) усиливает негативные эмоции </text:span><text:span text:style-name="T25">(зависть, злорадство, особенно в отношении чужаков).</text:span></text:p>
      <text:p text:style-name="P9"><text:span text:style-name="T25">4</text:span><text:span text:style-name="T26">) растормаживает поведение </text:span><text:span text:style-name="T27">(</text:span><text:span text:style-name="T28">как и алкоголь, </text:span><text:span text:style-name="T27">снижает чувство страха и тревоги, провоцир</text:span><text:span text:style-name="T28">ует</text:span><text:span text:style-name="T27"> на необдуманные поступки, вызывать агрессивное, асоциальное, рискованное поведение</text:span><text:span text:style-name="T28">).</text:span></text:p>
      <text:p text:style-name="P9"><text:span text:style-name="T28">5</text:span><text:span text:style-name="T29">) вызывает чрезмерную доверчивость </text:span><text:span text:style-name="T30">(слепое доверие даже после предательства).</text:span></text:p>
      <text:p text:style-name="P13"><text:span text:style-name="T30">6</text:span><text:span text:style-name="T3">) повышает внушаемость.</text:span></text:p>
      <text:p text:style-name="P9"><text:span text:style-name="T31">7) повышает враждебность </text:span><text:span text:style-name="T32">(усугубляет психические проблемы)</text:span><text:span text:style-name="T31">.</text:span></text:p>
      <text:p text:style-name="P14"><text:span text:style-name="T31">8</text:span><text:span text:style-name="T3">) увеличивает количество лжи </text:span><text:span text:style-name="T33">(люди легче лгут в интересах группы), </text:span><text:span text:style-name="T34">при этом степень честности в отношении личных интересов не изменяется)</text:span><text:span text:style-name="T33">. </text:span><text:span text:style-name="T35">Обдумывают вопрос меньшее время.</text:span></text:p>
      <text:p text:style-name="P15"><text:span text:style-name="T35">9</text:span><text:span text:style-name="T3">) усиливает тревогу </text:span><text:span text:style-name="T36">(укрепляет негативную социальную память). </text:span><text:span text:style-name="T37">Чем чаще пугать неким «страхом», тем сильнее его боятся.</text:span></text:p>
      <text:p text:style-name="P16"><text:span text:style-name="T37">1</text:span><text:span text:style-name="T3">0) подавляет выработку тестостерона </text:span><text:span text:style-name="T38">(тестостерон стимулирует эгоистичное поведение).</text:span></text:p>
      <text:p text:style-name="P4"/>
      <text:p text:style-name="P4"/>
      <text:p text:style-name="P17"><text:span text:style-name="T38">Т</text:span><text:span text:style-name="T3">ипичная картина человека с высоким окситоцином и низким тестостероном:</text:span></text:p>
      <text:p text:style-name="P5">1) низкие когнитивные способности.</text:p>
      <text:p text:style-name="P18"><text:span text:style-name="T3">2) страсть нераздельно принадлежать к некой группе, </text:span><text:span text:style-name="T39">к «своим»</text:span><text:span text:style-name="T3">.</text:span></text:p>
      <text:p text:style-name="P18"><text:span text:style-name="T3">3) </text:span><text:span text:style-name="T40">ненависть к «чужим», </text:span><text:span text:style-name="T41">агрессия, зависть, злорадство, негативные эмоции.</text:span></text:p>
      <text:p text:style-name="P19"><text:span text:style-name="T3">4) </text:span><text:span text:style-name="T42">расторможенное поведение.</text:span></text:p>
      <text:p text:style-name="P6">5) чрезмерная доверчивость, повышенная внушаемость.</text:p>
      <text:p text:style-name="P6">6) враждебность, тревожность, лживость.</text:p>
      <text:p text:style-name="P6">7) низкое либидо и конкурентность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" svg:font-family="Mangal"/>
    <style:font-face style:name="Cambria" svg:font-family="Cambria" style:font-family-generic="roman"/>
    <style:font-face style:name="Calibri" svg:font-family="Calibri" style:font-family-generic="swiss"/>
    <style:font-face style:name="Noto Sans Devanagari UI" svg:font-family="'Noto Sans Devanagari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none" style:letter-kerning="true" style:font-name-asian="Cambria" style:font-size-asian="10.5pt" style:language-asian="zh" style:country-asian="CN" style:font-name-complex="Cambri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Calibri" fo:font-size="12pt" fo:language="ru" fo:country="none" style:letter-kerning="true" style:font-name-asian="Cambria" style:font-size-asian="10.5pt" style:language-asian="zh" style:country-asian="CN" style:font-name-complex="Cambri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mbria" fo:font-family="Cambria" style:font-family-generic="roman" style:font-name-asian="Cambria" style:font-family-asian="Cambria" style:font-family-generic-asian="roman" style:font-size-asian="12pt" style:font-name-complex="Noto Sans Devanagari UI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mbria" fo:font-family="Cambria" style:font-family-generic="roman" fo:font-size="12pt" fo:font-style="italic" style:font-name-asian="Cambria" style:font-family-asian="Cambria" style:font-family-generic-asian="roman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mbria" fo:font-family="Cambria" style:font-family-generic="roman" style:font-name-asian="Cambria" style:font-family-asian="Cambria" style:font-family-generic-asian="roman"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09:37:44.240000000</meta:creation-date>
    <meta:editing-duration>P0D</meta:editing-duration>
    <meta:editing-cycles>1</meta:editing-cycles>
    <meta:document-statistic meta:table-count="0" meta:image-count="0" meta:object-count="0" meta:page-count="1" meta:paragraph-count="28" meta:word-count="281" meta:character-count="2240" meta:non-whitespace-character-count="1986"/>
    <meta:generator>LibreOffice/6.3.3.2$Windows_x86 LibreOffice_project/a64200df03143b798afd1ec74a12ab50359878ed</meta:generator>
  </office:meta>
</office:document-meta>
</file>